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05pt"/>
    </style:style>
    <style:style style:name="co2" style:family="table-column">
      <style:table-column-properties fo:break-before="auto" style:column-width="77.5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80.19pt"/>
    </style:style>
    <style:style style:name="co6" style:family="table-column">
      <style:table-column-properties fo:break-before="auto" style:column-width="8.9pt"/>
    </style:style>
    <style:style style:name="co7" style:family="table-column">
      <style:table-column-properties fo:break-before="auto" style:column-width="60.35pt"/>
    </style:style>
    <style:style style:name="co8" style:family="table-column">
      <style:table-column-properties fo:break-before="auto" style:column-width="141.25pt"/>
    </style:style>
    <style:style style:name="co9" style:family="table-column">
      <style:table-column-properties fo:break-before="auto" style:column-width="78.86pt"/>
    </style:style>
    <style:style style:name="co10" style:family="table-column">
      <style:table-column-properties fo:break-before="auto" style:column-width="14.4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136.46pt"/>
    </style:style>
    <style:style style:name="co13" style:family="table-column">
      <style:table-column-properties fo:break-before="auto" style:column-width="223.54pt"/>
    </style:style>
    <style:style style:name="co14" style:family="table-column">
      <style:table-column-properties fo:break-before="auto" style:column-width="85.69pt"/>
    </style:style>
    <style:style style:name="co15" style:family="table-column">
      <style:table-column-properties fo:break-before="auto" style:column-width="47.99pt"/>
    </style:style>
    <style:style style:name="co16" style:family="table-column">
      <style:table-column-properties fo:break-before="auto" style:column-width="11.65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176.91pt"/>
    </style:style>
    <style:style style:name="co19" style:family="table-column">
      <style:table-column-properties fo:break-before="auto" style:column-width="186.49pt"/>
    </style:style>
    <style:style style:name="co20" style:family="table-column">
      <style:table-column-properties fo:break-before="auto" style:column-width="32.94pt"/>
    </style:style>
    <style:style style:name="co21" style:family="table-column">
      <style:table-column-properties fo:break-before="auto" style:column-width="533pt"/>
    </style:style>
    <style:style style:name="co22" style:family="table-column">
      <style:table-column-properties fo:break-before="auto" style:column-width="83.65pt"/>
    </style:style>
    <style:style style:name="co23" style:family="table-column">
      <style:table-column-properties fo:break-before="auto" style:column-width="8.19pt"/>
    </style:style>
    <style:style style:name="co24" style:family="table-column">
      <style:table-column-properties fo:break-before="auto" style:column-width="81.61pt"/>
    </style:style>
    <style:style style:name="co25" style:family="table-column">
      <style:table-column-properties fo:break-before="auto" style:column-width="13.69pt"/>
    </style:style>
    <style:style style:name="co26" style:family="table-column">
      <style:table-column-properties fo:break-before="auto" style:column-width="371.6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ReservedTours">
      <style:table-properties table:display="true" style:writing-mode="lr-tb"/>
    </style:style>
    <style:style style:name="ta2" style:family="table" style:master-page-name="PageStyle_5f_Customers">
      <style:table-properties table:display="true" style:writing-mode="lr-tb"/>
    </style:style>
    <style:style style:name="ta3" style:family="table" style:master-page-name="PageStyle_5f_Tours">
      <style:table-properties table:display="true" style:writing-mode="lr-tb"/>
    </style:style>
    <style:style style:name="ta4" style:family="table" style:master-page-name="PageStyle_5f_Locations">
      <style:table-properties table:display="true" style:writing-mode="lr-tb"/>
    </style:style>
    <style:style style:name="ta5" style:family="table" style:master-page-name="PageStyle_5f_Guides">
      <style:table-properties table:display="true" style:writing-mode="lr-tb"/>
    </style:style>
    <style:style style:name="ta6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 style:data-style-name="N1">
      <style:table-cell-properties style:rotation-align="none"/>
      <style:text-properties style:text-position=""/>
    </style:style>
    <style:style style:name="ce3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style:text-position=""/>
    </style:style>
    <style:style style:name="ce5" style:family="table-cell" style:parent-style-name="Default">
      <style:table-cell-properties fo:background-color="#f2dcdb" style:rotation-align="none"/>
      <style:text-properties style:text-position="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</style:style>
    <style:style style:name="ce10" style:family="table-cell" style:parent-style-name="Default">
      <style:table-cell-properties fo:background-color="#f2dcdb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ervedTou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Reserved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3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(3)</text:p>
          </table:table-cell>
          <table:table-cell table:number-columns-repeated="2" office:value-type="string" calcext:value-type="string">
            <text:p>number(2)</text:p>
          </table:table-cell>
          <table:table-cell table:style-name="ce3" office:value-type="string" calcext:value-type="string">
            <text:p>number (6,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edTourID</text:p>
          </table:table-cell>
          <table:table-cell office:value-type="string" calcext:value-type="string">
            <text:p>travelDate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tourID</text:p>
          </table:table-cell>
          <table:table-cell office:value-type="string" calcext:value-type="string">
            <text:p>guideID</text:p>
          </table:table-cell>
          <table:table-cell table:style-name="ce3"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6-Feb-18'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31-Aug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0-Apr-19'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29-Jul-18'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-Mar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28-Feb-19'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3-Jun-18'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17-May-18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11-Apr-19'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24-Nov-18'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3-Aug-18'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3-Dec-17'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9-Nov-17'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21-Jan-19'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1-Dec-17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'12-Aug-18'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'22-Jun-18'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'1-Feb-19'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'15-Oct-17'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'8-Mar-18'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s" table:style-name="ta2">
        <office:forms form:automatic-focus="false" form:apply-design-mode="false"/>
        <table:table-column table:style-name="co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Custom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3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varchar2(20)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umber(10)</text:p>
          </table:table-cell>
          <table:table-cell office:value-type="string" calcext:value-type="string">
            <text:p>number(3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g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8711 Meadow St.</text:p>
          </table:table-cell>
          <table:table-cell office:value-type="float" office:value="2497873464" calcext:value-type="float">
            <text:p>2497873464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17 Valley Drive</text:p>
          </table:table-cell>
          <table:table-cell office:value-type="float" office:value="9865553232" calcext:value-type="float">
            <text:p>986555323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i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1212 8th St.</text:p>
          </table:table-cell>
          <table:table-cell office:value-type="float" office:value="4546667821" calcext:value-type="float">
            <text:p>4546667821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ole</text:p>
          </table:table-cell>
          <table:table-cell table:style-name="ce1" office:value-type="string" calcext:value-type="string">
            <text:p>Myers</text:p>
          </table:table-cell>
          <table:table-cell office:value-type="string" calcext:value-type="string">
            <text:p>9 Washington Court</text:p>
          </table:table-cell>
          <table:table-cell office:value-type="float" office:value="9864752346" calcext:value-type="float">
            <text:p>986475234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98 Lake Hill Drive</text:p>
          </table:table-cell>
          <table:table-cell office:value-type="float" office:value="8946557732" calcext:value-type="float">
            <text:p>894655773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100 Main St.</text:p>
          </table:table-cell>
          <table:table-cell office:value-type="float" office:value="8915367188" calcext:value-type="float">
            <text:p>8915367188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shle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42 Oak St.</text:p>
          </table:table-cell>
          <table:table-cell office:value-type="float" office:value="1233753684" calcext:value-type="float">
            <text:p>1233753684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shua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1414 Cedar St.</text:p>
          </table:table-cell>
          <table:table-cell office:value-type="float" office:value="6428369619" calcext:value-type="float">
            <text:p>642836961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42 Elm Place</text:p>
          </table:table-cell>
          <table:table-cell office:value-type="float" office:value="1946825344" calcext:value-type="float">
            <text:p>194682534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657 Redondo Ave.</text:p>
          </table:table-cell>
          <table:table-cell office:value-type="float" office:value="7988641411" calcext:value-type="float">
            <text:p>798864141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5 Jefferson Ave.</text:p>
          </table:table-cell>
          <table:table-cell office:value-type="float" office:value="2324648888" calcext:value-type="float">
            <text:p>232464888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143 Cambridge Ave.</text:p>
          </table:table-cell>
          <table:table-cell office:value-type="float" office:value="5082328798" calcext:value-type="float">
            <text:p>5082328798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77 Massachusetts Ave.</text:p>
          </table:table-cell>
          <table:table-cell office:value-type="float" office:value="6174153059" calcext:value-type="float">
            <text:p>6174153059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75 Forest St.</text:p>
          </table:table-cell>
          <table:table-cell office:value-type="float" office:value="2123043923" calcext:value-type="float">
            <text:p>212304392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35 Tremont St.</text:p>
          </table:table-cell>
          <table:table-cell office:value-type="float" office:value="7818914567" calcext:value-type="float">
            <text:p>7818914567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s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2)</text:p>
          </table:table-cell>
          <table:table-cell office:value-type="string" calcext:value-type="string">
            <text:p>varchar2(25)</text:p>
          </table:table-cell>
          <table:table-cell office:value-type="string" calcext:value-type="string">
            <text:p>varchar2(35)</text:p>
          </table:table-cell>
          <table:table-cell office:value-type="string" calcext:value-type="string">
            <text:p>varchar2(25)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varchar2(10)</text:p>
          </table:table-cell>
          <table:table-cell office:value-type="string" calcext:value-type="string">
            <text:p>number(5,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urID</text:p>
          </table:table-cell>
          <table:table-cell office:value-type="string" calcext:value-type="string">
            <text:p>tour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ehicleType</text:p>
          </table:table-cell>
          <table:table-cell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atraz</text:p>
          </table:table-cell>
          <table:table-cell office:value-type="string" calcext:value-type="string">
            <text:p>Alcatraz Island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at</text:p>
          </table:table-cell>
          <table:table-cell table:style-name="ce4" office:value-type="float" office:value="75.5" calcext:value-type="float">
            <text:p>75.5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gnificent Mile</text:p>
          </table:table-cell>
          <table:table-cell table:style-name="ce1" office:value-type="string" calcext:value-type="string">
            <text:p>Tour of Michigan A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style-name="ce1" office:value-type="string" calcext:value-type="string">
            <text:p>bus</text:p>
          </table:table-cell>
          <table:table-cell table:style-name="ce4" office:value-type="float" office:value="22.75" calcext:value-type="float">
            <text:p>22.7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ck Tour</text:p>
          </table:table-cell>
          <table:table-cell office:value-type="string" calcext:value-type="string">
            <text:p>Aquatic tour of the Charles River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table:style-name="ce1" office:value-type="string" calcext:value-type="string">
            <text:p>boat</text:p>
          </table:table-cell>
          <table:table-cell table:style-name="ce4" office:value-type="float" office:value="53.99" calcext:value-type="float">
            <text:p>53.9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eedom Trail</text:p>
          </table:table-cell>
          <table:table-cell office:value-type="string" calcext:value-type="string">
            <text:p>Historic tour of Boston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table:style-name="ce1" office:value-type="string" calcext:value-type="string">
            <text:p>car</text:p>
          </table:table-cell>
          <table:table-cell table:style-name="ce4" office:value-type="float" office:value="34.25" calcext:value-type="float">
            <text:p>34.2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Museums</text:p>
          </table:table-cell>
          <table:table-cell office:value-type="string" calcext:value-type="string">
            <text:p>Tour of NYC Museum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table:style-name="ce1" office:value-type="string" calcext:value-type="string">
            <text:p>bus</text:p>
          </table:table-cell>
          <table:table-cell table:style-name="ce4" office:value-type="float" office:value="160.8" calcext:value-type="float">
            <text:p>160.8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7" table:default-cell-style-name="Default"/>
        <table:table-row table:style-name="ro2">
          <table:table-cell table:style-name="ce5" office:value-type="string" calcext:value-type="string">
            <text:p>Location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char(3)</text:p>
          </table:table-cell>
          <table:table-cell table:style-name="ce5" office:value-type="string" calcext:value-type="string">
            <text:p>varchar2(40)</text:p>
          </table:table-cell>
          <table:table-cell table:style-name="ce5" office:value-type="string" calcext:value-type="string">
            <text:p>varchar2(15)</text:p>
          </table:table-cell>
          <table:table-cell table:style-name="ce5" office:value-type="string" calcext:value-type="string">
            <text:p>varchar2(40)</text:p>
          </table:table-cell>
          <table:table-cell table:style-name="ce5" office:value-type="string" calcext:value-type="string">
            <text:p>number(2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ocationID</text:p>
          </table:table-cell>
          <table:table-cell table:style-name="ce5" office:value-type="string" calcext:value-type="string">
            <text:p>locationName</text:p>
          </table:table-cell>
          <table:table-cell table:style-name="ce5" office:value-type="string" calcext:value-type="string">
            <text:p>locationType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tour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I1</text:p>
          </table:table-cell>
          <table:table-cell table:style-name="ce5" office:value-type="string" calcext:value-type="string">
            <text:p>San Francisco Pier 33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Pier 33 Alcatraz Landing</text:p>
          </table:table-cell>
          <table:table-cell table:style-name="ce5"/>
          <table:table-cell/>
          <table:table-cell table:formula="of:=&quot;INSERT INTO Locations values('&quot; &amp; [.A4] &amp; &quot;',  '&quot;  &amp; [.B4] &amp; &quot;', ' &quot; &amp; [.C4] &amp; &quot;', '&quot; &amp; [.D4] &amp; &quot;', &quot; &amp; [.E4] &amp; &quot;);&quot;" office:value-type="string" office:string-value="INSERT INTO Locations values('AI1',  'San Francisco Pier 33', ' Historic', 'Pier 33 Alcatraz Landing', );" calcext:value-type="string">
            <text:p>INSERT INTO Locations values('AI1', <text:s/>'San Francisco Pier 33', ' Historic', 'Pier 33 Alcatraz Landing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I2</text:p>
          </table:table-cell>
          <table:table-cell table:style-name="ce5" office:value-type="string" calcext:value-type="string">
            <text:p>Alcatraz Ferry Terminal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Ferry Terminal</text:p>
          </table:table-cell>
          <table:table-cell table:style-name="ce5"/>
          <table:table-cell/>
          <table:table-cell table:formula="of:=&quot;INSERT INTO Locations values('&quot; &amp; [.A5] &amp; &quot;',  '&quot;  &amp; [.B5] &amp; &quot;', ' &quot; &amp; [.C5] &amp; &quot;', '&quot; &amp; [.D5] &amp; &quot;', &quot; &amp; [.E5] &amp; &quot;);&quot;" office:value-type="string" office:string-value="INSERT INTO Locations values('AI2',  'Alcatraz Ferry Terminal', ' Historic', 'Ferry Terminal', );" calcext:value-type="string">
            <text:p>INSERT INTO Locations values('AI2', <text:s/>'Alcatraz Ferry Terminal', ' Historic', 'Ferry Terminal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I3</text:p>
          </table:table-cell>
          <table:table-cell table:style-name="ce5" office:value-type="string" calcext:value-type="string">
            <text:p>Agave Trail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Alcatraz Agave Trail</text:p>
          </table:table-cell>
          <table:table-cell table:style-name="ce5"/>
          <table:table-cell/>
          <table:table-cell table:formula="of:=&quot;INSERT INTO Locations values('&quot; &amp; [.A6] &amp; &quot;',  '&quot;  &amp; [.B6] &amp; &quot;', ' &quot; &amp; [.C6] &amp; &quot;', '&quot; &amp; [.D6] &amp; &quot;', &quot; &amp; [.E6] &amp; &quot;);&quot;" office:value-type="string" office:string-value="INSERT INTO Locations values('AI3',  'Agave Trail', ' Park', 'Alcatraz Agave Trail', );" calcext:value-type="string">
            <text:p>INSERT INTO Locations values('AI3', <text:s/>'Agave Trail', ' Park', 'Alcatraz Agave Trail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M1</text:p>
          </table:table-cell>
          <table:table-cell table:style-name="ce5" office:value-type="string" calcext:value-type="string">
            <text:p>Art Institute</text:p>
          </table:table-cell>
          <table:table-cell table:style-name="ce5" office:value-type="string" calcext:value-type="string">
            <text:p>Museum</text:p>
          </table:table-cell>
          <table:table-cell table:style-name="ce5" office:value-type="string" calcext:value-type="string">
            <text:p>111 S Michigan Avenue</text:p>
          </table:table-cell>
          <table:table-cell table:style-name="ce5"/>
          <table:table-cell/>
          <table:table-cell table:formula="of:=&quot;INSERT INTO Locations values('&quot; &amp; [.A7] &amp; &quot;',  '&quot;  &amp; [.B7] &amp; &quot;', ' &quot; &amp; [.C7] &amp; &quot;', '&quot; &amp; [.D7] &amp; &quot;', &quot; &amp; [.E7] &amp; &quot;);&quot;" office:value-type="string" office:string-value="INSERT INTO Locations values('MM1',  'Art Institute', ' Museum', '111 S Michigan Avenue', );" calcext:value-type="string">
            <text:p>INSERT INTO Locations values('MM1', <text:s/>'Art Institute', ' Museum', '111 S Michigan Avenu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M2</text:p>
          </table:table-cell>
          <table:table-cell table:style-name="ce5" office:value-type="string" calcext:value-type="string">
            <text:p>Chicago Tribune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435 N Michigan Avenue</text:p>
          </table:table-cell>
          <table:table-cell table:style-name="ce5"/>
          <table:table-cell/>
          <table:table-cell table:formula="of:=&quot;INSERT INTO Locations values('&quot; &amp; [.A8] &amp; &quot;',  '&quot;  &amp; [.B8] &amp; &quot;', ' &quot; &amp; [.C8] &amp; &quot;', '&quot; &amp; [.D8] &amp; &quot;', &quot; &amp; [.E8] &amp; &quot;);&quot;" office:value-type="string" office:string-value="INSERT INTO Locations values('MM2',  'Chicago Tribune', ' Historic', '435 N Michigan Avenue', );" calcext:value-type="string">
            <text:p>INSERT INTO Locations values('MM2', <text:s/>'Chicago Tribune', ' Historic', '435 N Michigan Avenu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M3</text:p>
          </table:table-cell>
          <table:table-cell table:style-name="ce5" office:value-type="string" calcext:value-type="string">
            <text:p>White Castle</text:p>
          </table:table-cell>
          <table:table-cell table:style-name="ce5" office:value-type="string" calcext:value-type="string">
            <text:p>Restaurant</text:p>
          </table:table-cell>
          <table:table-cell table:style-name="ce5" office:value-type="string" calcext:value-type="string">
            <text:p>S Wabash Avenue</text:p>
          </table:table-cell>
          <table:table-cell table:style-name="ce5"/>
          <table:table-cell/>
          <table:table-cell table:formula="of:=&quot;INSERT INTO Locations values('&quot; &amp; [.A9] &amp; &quot;',  '&quot;  &amp; [.B9] &amp; &quot;', ' &quot; &amp; [.C9] &amp; &quot;', '&quot; &amp; [.D9] &amp; &quot;', &quot; &amp; [.E9] &amp; &quot;);&quot;" office:value-type="string" office:string-value="INSERT INTO Locations values('MM3',  'White Castle', ' Restaurant', 'S Wabash Avenue', );" calcext:value-type="string">
            <text:p>INSERT INTO Locations values('MM3', <text:s/>'White Castle', ' Restaurant', 'S Wabash Avenu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T1</text:p>
          </table:table-cell>
          <table:table-cell table:style-name="ce5" office:value-type="string" calcext:value-type="string">
            <text:p>Charles River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10 Mass Avenue</text:p>
          </table:table-cell>
          <table:table-cell table:style-name="ce5"/>
          <table:table-cell/>
          <table:table-cell table:formula="of:=&quot;INSERT INTO Locations values('&quot; &amp; [.A10] &amp; &quot;',  '&quot;  &amp; [.B10] &amp; &quot;', ' &quot; &amp; [.C10] &amp; &quot;', '&quot; &amp; [.D10] &amp; &quot;', &quot; &amp; [.E10] &amp; &quot;);&quot;" office:value-type="string" office:string-value="INSERT INTO Locations values('DT1',  'Charles River', ' Historic', '10 Mass Avenue', );" calcext:value-type="string">
            <text:p>INSERT INTO Locations values('DT1', <text:s/>'Charles River', ' Historic', '10 Mass Avenu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T2</text:p>
          </table:table-cell>
          <table:table-cell table:style-name="ce5" office:value-type="string" calcext:value-type="string">
            <text:p>Salt and Pepper Bridge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100 Broadway</text:p>
          </table:table-cell>
          <table:table-cell table:style-name="ce5"/>
          <table:table-cell/>
          <table:table-cell table:formula="of:=&quot;INSERT INTO Locations values('&quot; &amp; [.A11] &amp; &quot;',  '&quot;  &amp; [.B11] &amp; &quot;', ' &quot; &amp; [.C11] &amp; &quot;', '&quot; &amp; [.D11] &amp; &quot;', &quot; &amp; [.E11] &amp; &quot;);&quot;" office:value-type="string" office:string-value="INSERT INTO Locations values('DT2',  'Salt and Pepper Bridge', ' Historic', '100 Broadway', );" calcext:value-type="string">
            <text:p>INSERT INTO Locations values('DT2', <text:s/>'Salt and Pepper Bridge', ' Historic', '100 Broadway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T1</text:p>
          </table:table-cell>
          <table:table-cell table:style-name="ce5" office:value-type="string" calcext:value-type="string">
            <text:p>Boston Common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139 Tremont Street</text:p>
          </table:table-cell>
          <table:table-cell table:style-name="ce5"/>
          <table:table-cell/>
          <table:table-cell table:formula="of:=&quot;INSERT INTO Locations values('&quot; &amp; [.A12] &amp; &quot;',  '&quot;  &amp; [.B12] &amp; &quot;', ' &quot; &amp; [.C12] &amp; &quot;', '&quot; &amp; [.D12] &amp; &quot;', &quot; &amp; [.E12] &amp; &quot;);&quot;" office:value-type="string" office:string-value="INSERT INTO Locations values('FT1',  'Boston Common', ' Park', '139 Tremont Street', );" calcext:value-type="string">
            <text:p>INSERT INTO Locations values('FT1', <text:s/>'Boston Common', ' Park', '139 Tremont Street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T2</text:p>
          </table:table-cell>
          <table:table-cell table:style-name="ce5" office:value-type="string" calcext:value-type="string">
            <text:p>Kings Chapel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58 Tremont Street</text:p>
          </table:table-cell>
          <table:table-cell table:style-name="ce5"/>
          <table:table-cell/>
          <table:table-cell table:formula="of:=&quot;INSERT INTO Locations values('&quot; &amp; [.A13] &amp; &quot;',  '&quot;  &amp; [.B13] &amp; &quot;', ' &quot; &amp; [.C13] &amp; &quot;', '&quot; &amp; [.D13] &amp; &quot;', &quot; &amp; [.E13] &amp; &quot;);&quot;" office:value-type="string" office:string-value="INSERT INTO Locations values('FT2',  'Kings Chapel', ' Historic', '58 Tremont Street', );" calcext:value-type="string">
            <text:p>INSERT INTO Locations values('FT2', <text:s/>'Kings Chapel', ' Historic', '58 Tremont Street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T3</text:p>
          </table:table-cell>
          <table:table-cell table:style-name="ce5" office:value-type="string" calcext:value-type="string">
            <text:p>Omni Parker House</text:p>
          </table:table-cell>
          <table:table-cell table:style-name="ce5" office:value-type="string" calcext:value-type="string">
            <text:p>Restaurant</text:p>
          </table:table-cell>
          <table:table-cell table:style-name="ce5" office:value-type="string" calcext:value-type="string">
            <text:p>60 School Street</text:p>
          </table:table-cell>
          <table:table-cell table:style-name="ce5"/>
          <table:table-cell/>
          <table:table-cell table:formula="of:=&quot;INSERT INTO Locations values('&quot; &amp; [.A14] &amp; &quot;',  '&quot;  &amp; [.B14] &amp; &quot;', ' &quot; &amp; [.C14] &amp; &quot;', '&quot; &amp; [.D14] &amp; &quot;', &quot; &amp; [.E14] &amp; &quot;);&quot;" office:value-type="string" office:string-value="INSERT INTO Locations values('FT3',  'Omni Parker House', ' Restaurant', '60 School Street', );" calcext:value-type="string">
            <text:p>INSERT INTO Locations values('FT3', <text:s/>'Omni Parker House', ' Restaurant', '60 School Street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T4</text:p>
          </table:table-cell>
          <table:table-cell table:style-name="ce5" office:value-type="string" calcext:value-type="string">
            <text:p>Paul Revere House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19 North Square</text:p>
          </table:table-cell>
          <table:table-cell table:style-name="ce5"/>
          <table:table-cell/>
          <table:table-cell table:formula="of:=&quot;INSERT INTO Locations values('&quot; &amp; [.A15] &amp; &quot;',  '&quot;  &amp; [.B15] &amp; &quot;', ' &quot; &amp; [.C15] &amp; &quot;', '&quot; &amp; [.D15] &amp; &quot;', &quot; &amp; [.E15] &amp; &quot;);&quot;" office:value-type="string" office:string-value="INSERT INTO Locations values('FT4',  'Paul Revere House', ' Historic', '19 North Square', );" calcext:value-type="string">
            <text:p>INSERT INTO Locations values('FT4', <text:s/>'Paul Revere House', ' Historic', '19 North Squar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T5</text:p>
          </table:table-cell>
          <table:table-cell table:style-name="ce5" office:value-type="string" calcext:value-type="string">
            <text:p>Bunker Hill Monument</text:p>
          </table:table-cell>
          <table:table-cell table:style-name="ce5" office:value-type="string" calcext:value-type="string">
            <text:p>Historic</text:p>
          </table:table-cell>
          <table:table-cell table:style-name="ce5" office:value-type="string" calcext:value-type="string">
            <text:p>Monument Square</text:p>
          </table:table-cell>
          <table:table-cell table:style-name="ce5"/>
          <table:table-cell/>
          <table:table-cell table:formula="of:=&quot;INSERT INTO Locations values('&quot; &amp; [.A16] &amp; &quot;',  '&quot;  &amp; [.B16] &amp; &quot;', ' &quot; &amp; [.C16] &amp; &quot;', '&quot; &amp; [.D16] &amp; &quot;', &quot; &amp; [.E16] &amp; &quot;);&quot;" office:value-type="string" office:string-value="INSERT INTO Locations values('FT5',  'Bunker Hill Monument', ' Historic', 'Monument Square', );" calcext:value-type="string">
            <text:p>INSERT INTO Locations values('FT5', <text:s/>'Bunker Hill Monument', ' Historic', 'Monument Squar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Y1</text:p>
          </table:table-cell>
          <table:table-cell table:style-name="ce5" office:value-type="string" calcext:value-type="string">
            <text:p>Metropolitan Museum of Art</text:p>
          </table:table-cell>
          <table:table-cell table:style-name="ce5" office:value-type="string" calcext:value-type="string">
            <text:p>Museum</text:p>
          </table:table-cell>
          <table:table-cell table:style-name="ce5" office:value-type="string" calcext:value-type="string">
            <text:p>1000 5th Ave</text:p>
          </table:table-cell>
          <table:table-cell table:style-name="ce5"/>
          <table:table-cell/>
          <table:table-cell table:formula="of:=&quot;INSERT INTO Locations values('&quot; &amp; [.A17] &amp; &quot;',  '&quot;  &amp; [.B17] &amp; &quot;', ' &quot; &amp; [.C17] &amp; &quot;', '&quot; &amp; [.D17] &amp; &quot;', &quot; &amp; [.E17] &amp; &quot;);&quot;" office:value-type="string" office:string-value="INSERT INTO Locations values('NY1',  'Metropolitan Museum of Art', ' Museum', '1000 5th Ave', );" calcext:value-type="string">
            <text:p>INSERT INTO Locations values('NY1', <text:s/>'Metropolitan Museum of Art', ' Museum', '1000 5th Ave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Y2</text:p>
          </table:table-cell>
          <table:table-cell table:style-name="ce5" office:value-type="string" calcext:value-type="string">
            <text:p>Museum of Modern Art</text:p>
          </table:table-cell>
          <table:table-cell table:style-name="ce5" office:value-type="string" calcext:value-type="string">
            <text:p>Museum</text:p>
          </table:table-cell>
          <table:table-cell table:style-name="ce5" office:value-type="string" calcext:value-type="string">
            <text:p>11 W 53rd St</text:p>
          </table:table-cell>
          <table:table-cell table:style-name="ce5"/>
          <table:table-cell/>
          <table:table-cell table:formula="of:=&quot;INSERT INTO Locations values('&quot; &amp; [.A18] &amp; &quot;',  '&quot;  &amp; [.B18] &amp; &quot;', ' &quot; &amp; [.C18] &amp; &quot;', '&quot; &amp; [.D18] &amp; &quot;', &quot; &amp; [.E18] &amp; &quot;);&quot;" office:value-type="string" office:string-value="INSERT INTO Locations values('NY2',  'Museum of Modern Art', ' Museum', '11 W 53rd St', );" calcext:value-type="string">
            <text:p>INSERT INTO Locations values('NY2', <text:s/>'Museum of Modern Art', ' Museum', '11 W 53rd St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Y3</text:p>
          </table:table-cell>
          <table:table-cell table:style-name="ce5" office:value-type="string" calcext:value-type="string">
            <text:p>New York Botanical Garden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2900 Southern Boulevard</text:p>
          </table:table-cell>
          <table:table-cell table:style-name="ce5"/>
          <table:table-cell/>
          <table:table-cell table:formula="of:=&quot;INSERT INTO Locations values('&quot; &amp; [.A19] &amp; &quot;',  '&quot;  &amp; [.B19] &amp; &quot;', ' &quot; &amp; [.C19] &amp; &quot;', '&quot; &amp; [.D19] &amp; &quot;', &quot; &amp; [.E19] &amp; &quot;);&quot;" office:value-type="string" office:string-value="INSERT INTO Locations values('NY3',  'New York Botanical Garden', ' Park', '2900 Southern Boulevard', );" calcext:value-type="string">
            <text:p>INSERT INTO Locations values('NY3', <text:s/>'New York Botanical Garden', ' Park', '2900 Southern Boulevard', );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Y4</text:p>
          </table:table-cell>
          <table:table-cell table:style-name="ce5" office:value-type="string" calcext:value-type="string">
            <text:p>New Museum</text:p>
          </table:table-cell>
          <table:table-cell table:style-name="ce5" office:value-type="string" calcext:value-type="string">
            <text:p>Museum</text:p>
          </table:table-cell>
          <table:table-cell table:style-name="ce5" office:value-type="string" calcext:value-type="string">
            <text:p>235 Bowery</text:p>
          </table:table-cell>
          <table:table-cell table:style-name="ce5"/>
          <table:table-cell/>
          <table:table-cell table:formula="of:=&quot;INSERT INTO Locations values('&quot; &amp; [.A20] &amp; &quot;',  '&quot;  &amp; [.B20] &amp; &quot;', ' &quot; &amp; [.C20] &amp; &quot;', '&quot; &amp; [.D20] &amp; &quot;', &quot; &amp; [.E20] &amp; &quot;);&quot;" office:value-type="string" office:string-value="INSERT INTO Locations values('NY4',  'New Museum', ' Museum', '235 Bowery', );" calcext:value-type="string">
            <text:p>INSERT INTO Locations values('NY4', <text:s/>'New Museum', ' Museum', '235 Bowery', );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des" table:style-name="ta5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Gu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(2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varchar2(20)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varchar2(15)</text:p>
          </table:table-cell>
          <table:table-cell office:value-type="string" calcext:value-type="string">
            <text:p>number(7,2)</text:p>
          </table:table-cell>
          <table:table-cell table:style-name="ce5" office:value-type="string" calcext:value-type="string">
            <text:p>varchar2(1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driverLicens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alary</text:p>
          </table:table-cell>
          <table:table-cell table:style-name="ce5" office:value-type="string" calcext:value-type="string">
            <text:p>licenseTyp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Williams</text:p>
          </table:table-cell>
          <table:table-cell office:value-type="float" office:value="74920983" calcext:value-type="float">
            <text:p>74920983</text:p>
          </table:table-cell>
          <table:table-cell office:value-type="string" calcext:value-type="string">
            <text:p>Senior Guide</text:p>
          </table:table-cell>
          <table:table-cell office:value-type="float" office:value="24125" calcext:value-type="float">
            <text:p>24125</text:p>
          </table:table-cell>
          <table:table-cell table:style-name="ce5" office:value-type="string" calcext:value-type="string">
            <text:p>la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rown</text:p>
          </table:table-cell>
          <table:table-cell office:value-type="float" office:value="72930684" calcext:value-type="float">
            <text:p>72930684</text:p>
          </table:table-cell>
          <table:table-cell office:value-type="string" calcext:value-type="string">
            <text:p>Guide</text:p>
          </table:table-cell>
          <table:table-cell office:value-type="float" office:value="30500" calcext:value-type="float">
            <text:p>30500</text:p>
          </table:table-cell>
          <table:table-cell table:style-name="ce5" office:value-type="string" calcext:value-type="string">
            <text:p>se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Jones</text:p>
          </table:table-cell>
          <table:table-cell office:value-type="float" office:value="50973848" calcext:value-type="float">
            <text:p>50973848</text:p>
          </table:table-cell>
          <table:table-cell office:value-type="string" calcext:value-type="string">
            <text:p>Senior Guide</text:p>
          </table:table-cell>
          <table:table-cell office:value-type="float" office:value="27044" calcext:value-type="float">
            <text:p>27044</text:p>
          </table:table-cell>
          <table:table-cell table:style-name="ce5" office:value-type="string" calcext:value-type="string">
            <text:p>both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iller</text:p>
          </table:table-cell>
          <table:table-cell office:value-type="float" office:value="58442323" calcext:value-type="float">
            <text:p>58442323</text:p>
          </table:table-cell>
          <table:table-cell office:value-type="string" calcext:value-type="string">
            <text:p>Junior Guide</text:p>
          </table:table-cell>
          <table:table-cell office:value-type="float" office:value="32080" calcext:value-type="float">
            <text:p>32080</text:p>
          </table:table-cell>
          <table:table-cell table:style-name="ce5" office:value-type="string" calcext:value-type="string">
            <text:p>both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avis</text:p>
          </table:table-cell>
          <table:table-cell office:value-type="float" office:value="56719583" calcext:value-type="float">
            <text:p>56719583</text:p>
          </table:table-cell>
          <table:table-cell office:value-type="string" calcext:value-type="string">
            <text:p>Junior Guide</text:p>
          </table:table-cell>
          <table:table-cell office:value-type="float" office:value="49000" calcext:value-type="float">
            <text:p>49000</text:p>
          </table:table-cell>
          <table:table-cell table:style-name="ce5" office:value-type="string" calcext:value-type="string">
            <text:p>land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float" office:value="93291234" calcext:value-type="float">
            <text:p>93291234</text:p>
          </table:table-cell>
          <table:table-cell office:value-type="string" calcext:value-type="string">
            <text:p>Guide</text:p>
          </table:table-cell>
          <table:table-cell office:value-type="float" office:value="22000" calcext:value-type="float">
            <text:p>22000</text:p>
          </table:table-cell>
          <table:table-cell table:style-name="ce5" office:value-type="string" calcext:value-type="string">
            <text:p>land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Rodriguez</text:p>
          </table:table-cell>
          <table:table-cell office:value-type="float" office:value="58799394" calcext:value-type="float">
            <text:p>58799394</text:p>
          </table:table-cell>
          <table:table-cell office:value-type="string" calcext:value-type="string">
            <text:p>Junior Guide</text:p>
          </table:table-cell>
          <table:table-cell office:value-type="float" office:value="31750" calcext:value-type="float">
            <text:p>31750</text:p>
          </table:table-cell>
          <table:table-cell table:style-name="ce5" office:value-type="string" calcext:value-type="string">
            <text:p>sea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Wilson</text:p>
          </table:table-cell>
          <table:table-cell office:value-type="float" office:value="88314545" calcext:value-type="float">
            <text:p>88314545</text:p>
          </table:table-cell>
          <table:table-cell office:value-type="string" calcext:value-type="string">
            <text:p>Senior Guide</text:p>
          </table:table-cell>
          <table:table-cell office:value-type="float" office:value="45000" calcext:value-type="float">
            <text:p>45000</text:p>
          </table:table-cell>
          <table:table-cell table:style-name="ce5" office:value-type="string" calcext:value-type="string">
            <text:p>land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Smith</text:p>
          </table:table-cell>
          <table:table-cell office:value-type="float" office:value="82391452" calcext:value-type="float">
            <text:p>82391452</text:p>
          </table:table-cell>
          <table:table-cell office:value-type="string" calcext:value-type="string">
            <text:p>Junior Guide</text:p>
          </table:table-cell>
          <table:table-cell office:value-type="float" office:value="25025" calcext:value-type="float">
            <text:p>25025</text:p>
          </table:table-cell>
          <table:table-cell table:style-name="ce5" office:value-type="string" calcext:value-type="string">
            <text:p>se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Johnson</text:p>
          </table:table-cell>
          <table:table-cell office:value-type="float" office:value="12930638" calcext:value-type="float">
            <text:p>12930638</text:p>
          </table:table-cell>
          <table:table-cell office:value-type="string" calcext:value-type="string">
            <text:p>Guide</text:p>
          </table:table-cell>
          <table:table-cell office:value-type="float" office:value="47000" calcext:value-type="float">
            <text:p>47000</text:p>
          </table:table-cell>
          <table:table-cell table:style-name="ce5" office:value-type="string" calcext:value-type="string">
            <text:p>both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6">
        <office:forms form:automatic-focus="false" form:apply-design-mode="false"/>
        <table:table-column table:style-name="co2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ustomers</text:p>
          </table:table-cell>
          <table:table-cell table:number-columns-repeated="4"/>
          <table:table-cell office:value-type="string" calcext:value-type="string">
            <text:p>Example Code 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(2,0)</text:p>
          </table:table-cell>
          <table:table-cell table:number-columns-repeated="2" office:value-type="string" calcext:value-type="string">
            <text:p>varchar2(15)</text:p>
          </table:table-cell>
          <table:table-cell office:value-type="string" calcext:value-type="string">
            <text:p>number(3,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SQL Inser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 Smith</text:p>
          </table:table-cell>
          <table:table-cell office:value-type="string" calcext:value-type="string">
            <text:p>Cambridge</text:p>
          </table:table-cell>
          <table:table-cell office:value-type="float" office:value="51" calcext:value-type="float">
            <text:p>51</text:p>
          </table:table-cell>
          <table:table-cell/>
          <table:table-cell table:formula="of:=&quot;insert into Customers values(&quot; &amp; [.A4] &amp; &quot;, '&quot; &amp; [.B4] &amp; &quot;', '&quot; &amp; [.C4] &amp; &quot;', &quot; &amp; [.D4] &amp; &quot;);&quot;" office:value-type="string" office:string-value="insert into Customers values(1, 'Jim Smith', 'Cambridge', 51);" calcext:value-type="string">
            <text:p>insert into Customers values(1, 'Jim Smith', 'Cambridge', 51);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 Smith</text:p>
          </table:table-cell>
          <table:table-cell office:value-type="string" calcext:value-type="string">
            <text:p>Cambridge</text:p>
          </table:table-cell>
          <table:table-cell office:value-type="float" office:value="51" calcext:value-type="float">
            <text:p>51</text:p>
          </table:table-cell>
          <table:table-cell/>
          <table:table-cell table:formula="of:=&quot;insert into Customers values(&quot; &amp; [.A5] &amp; &quot;, '&quot; &amp; [.B5] &amp; &quot;', '&quot; &amp; [.C5] &amp; &quot;', &quot; &amp; [.D5] &amp; &quot;);&quot;" office:value-type="string" office:string-value="insert into Customers values(2, 'Tom Smith', 'Cambridge', 51);" calcext:value-type="string">
            <text:p>insert into Customers values(2, 'Tom Smith', 'Cambridge', 51);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ane Moore</text:p>
          </table:table-cell>
          <table:table-cell office:value-type="string" calcext:value-type="string">
            <text:p>San Diego</text:p>
          </table:table-cell>
          <table:table-cell office:value-type="float" office:value="53" calcext:value-type="float">
            <text:p>53</text:p>
          </table:table-cell>
          <table:table-cell/>
          <table:table-cell table:formula="of:=&quot;insert into Customers values(&quot; &amp; [.A6] &amp; &quot;, '&quot; &amp; [.B6] &amp; &quot;', '&quot; &amp; [.C6] &amp; &quot;', &quot; &amp; [.D6] &amp; &quot;);&quot;" office:value-type="string" office:string-value="insert into Customers values(3, 'Elane Moore', 'San Diego', 53);" calcext:value-type="string">
            <text:p>insert into Customers values(3, 'Elane Moore', 'San Diego', 53);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Worcester</text:p>
          </table:table-cell>
          <table:table-cell office:value-type="float" office:value="23" calcext:value-type="float">
            <text:p>23</text:p>
          </table:table-cell>
          <table:table-cell/>
          <table:table-cell table:formula="of:=&quot;insert into Customers values(&quot; &amp; [.A7] &amp; &quot;, '&quot; &amp; [.B7] &amp; &quot;', '&quot; &amp; [.C7] &amp; &quot;', &quot; &amp; [.D7] &amp; &quot;);&quot;" office:value-type="string" office:string-value="insert into Customers values(4, 'John Doe', 'Worcester', 23);" calcext:value-type="string">
            <text:p>insert into Customers values(4, 'John Doe', 'Worcester', 23);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Worcester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insert into Customers values(&quot; &amp; [.A8] &amp; &quot;, '&quot; &amp; [.B8] &amp; &quot;', '&quot; &amp; [.C8] &amp; &quot;', &quot; &amp; [.D8] &amp; &quot;);&quot;" office:value-type="string" office:string-value="insert into Customers values(5, 'Jane Doe', 'Worcester', 24);" calcext:value-type="string">
            <text:p>insert into Customers values(5, 'Jane Doe', 'Worcester', 24);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Boston</text:p>
          </table:table-cell>
          <table:table-cell office:value-type="float" office:value="41" calcext:value-type="float">
            <text:p>41</text:p>
          </table:table-cell>
          <table:table-cell/>
          <table:table-cell table:formula="of:=&quot;insert into Customers values(&quot; &amp; [.A9] &amp; &quot;, '&quot; &amp; [.B9] &amp; &quot;', '&quot; &amp; [.C9] &amp; &quot;', &quot; &amp; [.D9] &amp; &quot;);&quot;" office:value-type="string" office:string-value="insert into Customers values(6, 'Tom Jones', 'Boston', 41);" calcext:value-type="string">
            <text:p>insert into Customers values(6, 'Tom Jones', 'Boston', 41);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y Jones</text:p>
          </table:table-cell>
          <table:table-cell office:value-type="string" calcext:value-type="string">
            <text:p>Boston</text:p>
          </table:table-cell>
          <table:table-cell office:value-type="float" office:value="37" calcext:value-type="float">
            <text:p>37</text:p>
          </table:table-cell>
          <table:table-cell/>
          <table:table-cell table:formula="of:=&quot;insert into Customers values(&quot; &amp; [.A10] &amp; &quot;, '&quot; &amp; [.B10] &amp; &quot;', '&quot; &amp; [.C10] &amp; &quot;', &quot; &amp; [.D10] &amp; &quot;);&quot;" office:value-type="string" office:string-value="insert into Customers values(7, 'Mary Jones', 'Boston', 37);" calcext:value-type="string">
            <text:p>insert into Customers values(7, 'Mary Jones', 'Boston', 37);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ar Tam</text:p>
          </table:table-cell>
          <table:table-cell office:value-type="string" calcext:value-type="string">
            <text:p>Worcester</text:p>
          </table:table-cell>
          <table:table-cell office:value-type="float" office:value="17" calcext:value-type="float">
            <text:p>17</text:p>
          </table:table-cell>
          <table:table-cell/>
          <table:table-cell table:formula="of:=&quot;insert into Customers values(&quot; &amp; [.A11] &amp; &quot;, '&quot; &amp; [.B11] &amp; &quot;', '&quot; &amp; [.C11] &amp; &quot;', &quot; &amp; [.D11] &amp; &quot;);&quot;" office:value-type="string" office:string-value="insert into Customers values(8, 'Oscar Tam', 'Worcester', 17);" calcext:value-type="string">
            <text:p>insert into Customers values(8, 'Oscar Tam', 'Worcester', 17);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len Brown</text:p>
          </table:table-cell>
          <table:table-cell office:value-type="string" calcext:value-type="string">
            <text:p>Cambridg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insert into Customers values(&quot; &amp; [.A12] &amp; &quot;, '&quot; &amp; [.B12] &amp; &quot;', '&quot; &amp; [.C12] &amp; &quot;', &quot; &amp; [.D12] &amp; &quot;);&quot;" office:value-type="string" office:string-value="insert into Customers values(9, 'Ellen Brown', 'Cambridge', 21);" calcext:value-type="string">
            <text:p>insert into Customers values(9, 'Ellen Brown', 'Cambridge', 21);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 Johnson</text:p>
          </table:table-cell>
          <table:table-cell office:value-type="string" calcext:value-type="string">
            <text:p>Bosto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&quot;insert into Customers values(&quot; &amp; [.A13] &amp; &quot;, '&quot; &amp; [.B13] &amp; &quot;', '&quot; &amp; [.C13] &amp; &quot;', &quot; &amp; [.D13] &amp; &quot;);&quot;" office:value-type="string" office:string-value="insert into Customers values(10, 'Art Johnson', 'Boston', 18);" calcext:value-type="string">
            <text:p>insert into Customers values(10, 'Art Johnson', 'Boston', 18)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lculations require a = at the beginning of the cel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&amp; is used to connect strings togeth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oublequotes are used around strings in Excel vs. single quotes for SQ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o not put doublequotes around numbers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20:46:00.66107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stomers" style:display-name="PageStyle_Custom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rvedTours" style:display-name="PageStyle_ReservedTou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ides" style:display-name="PageStyle_Gui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s" style:display-name="PageStyle_To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ong</meta:initial-creator>
    <meta:creation-date>2016-02-15T04:50:17</meta:creation-date>
    <dc:date>2017-09-10T20:46:39.451142536</dc:date>
    <meta:generator>LibreOffice/5.1.6.2$Linux_X86_64 LibreOffice_project/10m0$Build-2</meta:generator>
    <meta:editing-duration>PT10M38S</meta:editing-duration>
    <meta:editing-cycles>2</meta:editing-cycles>
    <meta:document-statistic meta:table-count="6" meta:cell-count="533" meta:object-count="0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5cd7ae1b-d557-4d52-810c-b37ea782af11</meta:user-defined>
  </office:meta>
</office:document-meta>
</file>